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6c79" officeooo:paragraph-rsid="00186c79"/>
    </style:style>
    <style:style style:name="P2" style:family="paragraph" style:parent-style-name="Standard">
      <style:paragraph-properties fo:text-align="start" style:justify-single-word="false"/>
      <style:text-properties officeooo:rsid="00186c79" officeooo:paragraph-rsid="00186c79"/>
    </style:style>
    <style:style style:name="P3" style:family="paragraph" style:parent-style-name="Standard">
      <style:paragraph-properties fo:text-align="start" style:justify-single-word="false"/>
      <style:text-properties officeooo:rsid="00186c79" officeooo:paragraph-rsid="0019c91c"/>
    </style:style>
    <style:style style:name="P4" style:family="paragraph" style:parent-style-name="Standard">
      <style:paragraph-properties fo:text-align="start" style:justify-single-word="false"/>
      <style:text-properties officeooo:rsid="00186c79" officeooo:paragraph-rsid="001b46b3"/>
    </style:style>
    <style:style style:name="P5" style:family="paragraph" style:parent-style-name="Standard">
      <style:paragraph-properties fo:text-align="start" style:justify-single-word="false"/>
      <style:text-properties officeooo:rsid="001b46b3" officeooo:paragraph-rsid="001b46b3"/>
    </style:style>
    <style:style style:name="P6" style:family="paragraph" style:parent-style-name="Standard">
      <style:paragraph-properties fo:text-align="center" style:justify-single-word="false"/>
      <style:text-properties officeooo:rsid="001b46b3" officeooo:paragraph-rsid="001b46b3"/>
    </style:style>
    <style:style style:name="P7" style:family="paragraph" style:parent-style-name="Standard">
      <style:paragraph-properties fo:text-align="start" style:justify-single-word="false"/>
      <style:text-properties officeooo:rsid="001ce4d0" officeooo:paragraph-rsid="001ce4d0"/>
    </style:style>
    <style:style style:name="P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86c79" officeooo:paragraph-rsid="00186c79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b46b3" officeooo:paragraph-rsid="001b46b3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186c79" officeooo:paragraph-rsid="00186c79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9c91c" officeooo:paragraph-rsid="0019c91c"/>
    </style:style>
    <style:style style:name="T1" style:family="text">
      <style:text-properties officeooo:rsid="0019c91c"/>
    </style:style>
    <style:style style:name="T2" style:family="text">
      <style:text-properties officeooo:rsid="001b46b3"/>
    </style:style>
    <style:style style:name="T3" style:family="text">
      <style:text-properties officeooo:rsid="001ce4d0"/>
    </style:style>
    <style:style style:name="T4" style:family="text">
      <style:text-properties officeooo:rsid="001f79c0"/>
    </style:style>
    <style:style style:name="T5" style:family="text">
      <style:text-properties officeooo:rsid="0020a376"/>
    </style:style>
    <style:style style:name="T6" style:family="text">
      <style:text-properties officeooo:rsid="0023dc30"/>
    </style:style>
    <style:style style:name="T7" style:family="text">
      <style:text-properties officeooo:rsid="00246efc"/>
    </style:style>
    <style:style style:name="T8" style:family="text">
      <style:text-properties officeooo:rsid="00280f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Feature</text:span> Extraction from Kitti dataset</text:p>
      <text:p text:style-name="P1"/>
      <text:p text:style-name="P2"><text:tab/>In this repository you will find a car localization simulation using the KITTI dataset. There are </text:p>
      <text:p text:style-name="P2">also examples from the Point Cloud Library tutorials that can be found here: <text:a xlink:type="simple" xlink:href="http://pointclouds.org/documentation/tutorials/">http://pointclouds.org/documentation/tutorials/</text:a> . In order to run the code for the first time, do the following:</text:p>
      <text:p text:style-name="P2"><text:tab/>1. Download the <text:span text:style-name="T5">zip </text:span>file from Github <text:span text:style-name="T5">and extract it</text:span> (it is preferable to use linux-ubuntu <text:tab/><text:tab/><text:tab/>operating system).</text:p>
      <text:p text:style-name="P2"><text:tab/>2. put the file in certain directory (e.g. Documents).</text:p>
      <text:p text:style-name="P2"><text:tab/>3. Delete CmakeCache.txt from FE /build directory.</text:p>
      <text:p text:style-name="P2"><text:tab/>3. open the terminal.</text:p>
      <text:p text:style-name="P2"><text:tab/>4. write “cd Documents/<text:span text:style-name="T8">OH-</text:span>FE/build”.</text:p>
      <text:p text:style-name="P11"><text:tab/>5. write “cmake ..”.</text:p>
      <text:p text:style-name="P11"><text:tab/>6. write “make &amp;&amp; ./FE 0 200”.</text:p>
      <text:p text:style-name="P3"><text:span text:style-name="T1">7. Now, the code should execute properly (to run the code for the second time after exiting from the terminal, redo step 3 through 6).</text:span> </text:p>
      <text:p text:style-name="P3"/>
      <text:p text:style-name="P8">I. Structure of the Repository </text:p>
      <text:p text:style-name="P1"/>
      <text:p text:style-name="P2"><text:tab/>This is a brief explanation of what you will find in this repository. You do not need to go through all of it, that would be a wasted of time. Please refer to the PCL documentation to make this </text:p>
      <text:p text:style-name="P2">programs run. The folder structure is as follows : </text:p>
      <text:p text:style-name="P4"><text:tab/></text:p>
      <text:p text:style-name="P4"><text:tab/>• <text:span text:style-name="T7">Cmakefiles</text:span>: No need to look in here. Files needed for compilation. </text:p>
      <text:p text:style-name="P4"><text:tab/></text:p>
      <text:p text:style-name="P4"><text:tab/>• Data: This folder contains the data needed to run the <text:span text:style-name="T1">FE.cpp</text:span>. </text:p>
      <text:p text:style-name="P4"><text:tab/><text:tab/></text:p>
      <text:p text:style-name="P4"><text:tab/><text:tab/>– Calibration: this folder contains transformation matrices needed. Much more <text:tab/><text:tab/><text:tab/><text:tab/>information can be found on the KITTI page: <text:a xlink:type="simple" xlink:href="http://www.cvlibs.net/datasets/kitti/"><text:span text:style-name="T1">http://www.cvlibs.net/datasets/kitti/</text:span></text:a><text:span text:style-name="T1"> </text:span>. </text:p>
      <text:p text:style-name="P2"><text:tab/><text:tab/>Please take a look at the "Odometry" and "Raw data" tabs in the link above. You’ll </text:p>
      <text:p text:style-name="P2"><text:tab/><text:tab/>find plenty of information there, here you have two links to papers explaining how the </text:p>
      <text:p text:style-name="P2"><text:tab/><text:tab/>KITTI dataset is organized: </text:p>
      <text:p text:style-name="P4"><text:tab/><text:tab/><text:tab/></text:p>
      <text:p text:style-name="P4"><text:tab/><text:tab/><text:tab/>∗ Odometry: <text:a xlink:type="simple" xlink:href="http://www.cvlibs.net/publications/Geiger2012CVPR.pdf"><text:span text:style-name="T1">http://www.cvlibs.net/publications/Geiger2012CVPR.pdf</text:span></text:a><text:span text:style-name="T1"> .</text:span></text:p>
      <text:p text:style-name="P4"><text:tab/><text:tab/><text:tab/></text:p>
      <text:p text:style-name="P4"><text:tab/><text:tab/><text:tab/>∗ Raw data: <text:a xlink:type="simple" xlink:href="http://www.cvlibs.net/publications/Geiger2013IJRR.pdf"><text:span text:style-name="T1">http://www.cvlibs.net/publications/Geiger2013IJRR.pdf</text:span></text:a><text:span text:style-name="T1"> .</text:span></text:p>
      <text:p text:style-name="P4"><text:tab/><text:tab/></text:p>
      <text:p text:style-name="P4"><text:tab/><text:tab/>– pcd-files: this folder contain LIDAR data which is stored in .pcd format. <text:span text:style-name="T1">T</text:span>wo folders <text:tab/><text:tab/><text:tab/><text:span text:style-name="T1">can be found </text:span>inside this directory: </text:p>
      <text:p text:style-name="P4"/>
      <text:p text:style-name="P4"><text:tab/><text:tab/><text:tab/>∗ KITTI: the LIDAR data of the KITTI dataset. You will load this files one by <text:tab/><text:tab/><text:tab/><text:tab/>one when running the code.</text:p>
      <text:p text:style-name="P4"><text:tab/> </text:p>
      <text:p text:style-name="P2"><text:tab/><text:tab/><text:tab/>∗ Test: some other pcd files used in other scripts outside MAIN. </text:p>
      <text:p text:style-name="P2"/>
      <text:p text:style-name="P4"><text:tab/><text:tab/>– poses: <text:span text:style-name="T2">stores the ground truth poses of the car, which is a combination of GPS and </text:span></text:p>
      <text:p text:style-name="P5"><text:tab/><text:tab/>IMU (inertial measure system). Each of the 10 files contained in this folder specifies a <text:tab/><text:tab/><text:tab/>few thousands of poses. At this point we are just working with the first 201 frame. <text:tab/><text:tab/><text:tab/>Again, more information about how the poses are stored can be found in the papers and <text:tab/><text:soft-page-break/><text:tab/><text:tab/>the line documentation of the KITTI dataset.</text:p>
      <text:p text:style-name="P2"><text:tab/>• build: This folder contains the executable files specified <text:span text:style-name="T6">by </text:span>CmakeLists.txt which is located </text:p>
      <text:p text:style-name="P4"><text:tab/>in the integrity directory.</text:p>
      <text:p text:style-name="P4"/>
      <text:p text:style-name="P2"><text:tab/>• <text:span text:style-name="T2">FE.cpp: this c++ file includes the whole feature extraction code.</text:span></text:p>
      <text:p text:style-name="P2"/>
      <text:p text:style-name="P9">II. Explanation of the FE.cpp script</text:p>
      <text:p text:style-name="P6"/>
      <text:p text:style-name="P5">The process is as follows:</text:p>
      <text:p text:style-name="P5"/>
      <text:p text:style-name="P5">1- Read the PCD files.</text:p>
      <text:p text:style-name="P5"/>
      <text:p text:style-name="P5">2- Down-sample using Voxel grid with a predefined leaf size.</text:p>
      <text:p text:style-name="P5"/>
      <text:p text:style-name="P5">3- Remove far away &amp; ground points.</text:p>
      <text:p text:style-name="P5"/>
      <text:p text:style-name="P5">4- Divide the laser scan into clusters.</text:p>
      <text:p text:style-name="P5"/>
      <text:p text:style-name="P5">5- Compute the center point and the standar<text:span text:style-name="T3">d</text:span> deviation of each cluster in each direction (X,Y,Z).</text:p>
      <text:p text:style-name="P5"/>
      <text:p text:style-name="P5">6- <text:span text:style-name="T3">Compute the density and the slenderness of each cluster.</text:span></text:p>
      <text:p text:style-name="P5"/>
      <text:p text:style-name="P7">7- Based on the standard deviation, density, and slenderness, we remove the non-cylinder cluster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4:46:21.415268656</meta:creation-date>
    <dc:date>2017-09-25T10:53:04.272487885</dc:date>
    <meta:editing-duration>PT34M14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499" meta:character-count="3101" meta:non-whitespace-character-count="2546"/>
  </office:meta>
</office:document-meta>
</file>